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family-generic="roman" style:font-pitch="variable" style:font-charset="x-symbol"/>
    <style:font-face style:name="Consolas" svg:font-family="Consolas, 'Courier New', monospace"/>
    <style:font-face style:name="Mangal1" svg:font-family="Mangal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Consolas" fo:font-size="10.5pt" fo:font-weight="normal" fo:background-color="#1e1e1e"/>
    </style:style>
    <style:style style:name="P5" style:family="paragraph" style:parent-style-name="Standard">
      <style:paragraph-properties fo:margin-top="0cm" fo:margin-bottom="0.499cm" loext:contextual-spacing="false" style:line-height-at-least="0.503cm"/>
    </style:style>
    <style:style style:name="P6" style:family="paragraph" style:parent-style-name="Standard" style:list-style-name="WWNum3">
      <style:text-properties fo:color="#d4d4d4" style:font-name="Consolas" fo:font-size="10.5pt" fo:font-weight="normal" officeooo:paragraph-rsid="000030c1" fo:background-color="#1e1e1e"/>
    </style:style>
    <style:style style:name="P7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8" style:family="paragraph" style:parent-style-name="Standard">
      <style:paragraph-properties style:line-height-at-least="0.503cm"/>
      <style:text-properties fo:color="#d4d4d4" fo:background-color="#1e1e1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top="0cm" fo:margin-bottom="0.499cm" loext:contextual-spacing="false" style:line-height-at-least="0.503cm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d4d4d4" style:font-name="Consolas" fo:font-size="10.5pt" fo:font-weight="normal" officeooo:paragraph-rsid="000030c1" fo:background-color="#1e1e1e"/>
    </style:style>
    <style:style style:name="P12" style:family="paragraph" style:parent-style-name="List_20_Paragraph" style:list-style-name="WWNum3">
      <style:text-properties officeooo:paragraph-rsid="000030c1"/>
    </style:style>
    <style:style style:name="P13" style:family="paragraph" style:parent-style-name="List_20_Paragraph" style:list-style-name="WWNum3">
      <style:text-properties officeooo:paragraph-rsid="000030c1" fo:background-color="#ffffff"/>
    </style:style>
    <style:style style:name="P14" style:family="paragraph" style:parent-style-name="List_20_Paragraph" style:list-style-name="WWNum3">
      <style:text-properties officeooo:paragraph-rsid="000030c1" style:language-asian="es" style:country-asian="ES"/>
    </style:style>
    <style:style style:name="P15" style:family="paragraph" style:parent-style-name="List_20_Paragraph">
      <style:text-properties officeooo:paragraph-rsid="000030c1" style:language-asian="es" style:country-asian="ES"/>
    </style:style>
    <style:style style:name="P16" style:family="paragraph" style:parent-style-name="List_20_Paragraph" style:list-style-name="WWNum5">
      <style:text-properties officeooo:paragraph-rsid="000030c1" style:language-asian="es" style:country-asian="ES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officeooo:paragraph-rsid="000030c1" fo:background-color="#ffffff"/>
    </style:style>
    <style:style style:name="P18" style:family="paragraph" style:parent-style-name="Heading_20_1" style:master-page-name="Standard">
      <style:paragraph-properties style:page-number="auto"/>
      <style:text-properties officeooo:paragraph-rsid="000030c1"/>
    </style:style>
    <style:style style:name="T1" style:family="text">
      <style:text-properties fo:background-color="#ffffff" loext:char-shading-value="0"/>
    </style:style>
    <style:style style:name="T2" style:family="text">
      <style:text-properties fo:font-style="italic" fo:background-color="#ffffff" loext:char-shading-value="0" style:font-style-asian="italic" style:font-style-complex="italic"/>
    </style:style>
    <style:style style:name="T3" style:family="text">
      <style:text-properties style:font-name="Arial" fo:background-color="#ffffff" loext:char-shading-value="0" style:font-name-complex="Arial1"/>
    </style:style>
    <style:style style:name="T4" style:family="text">
      <style:text-properties fo:color="#808080"/>
    </style:style>
    <style:style style:name="T5" style:family="text">
      <style:text-properties fo:color="#808080" fo:background-color="#ffffff" loext:char-shading-value="0"/>
    </style:style>
    <style:style style:name="T6" style:family="text">
      <style:text-properties fo:color="#808080" style:font-name="Consolas" fo:font-size="10.5pt" fo:font-weight="normal"/>
    </style:style>
    <style:style style:name="T7" style:family="text">
      <style:text-properties fo:color="#569cd6"/>
    </style:style>
    <style:style style:name="T8" style:family="text">
      <style:text-properties fo:color="#569cd6" fo:background-color="#ffffff" loext:char-shading-value="0"/>
    </style:style>
    <style:style style:name="T9" style:family="text">
      <style:text-properties fo:color="#569cd6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9cdcfe" style:font-name="Consolas" fo:font-size="10.5pt" fo:font-weight="normal"/>
    </style:style>
    <style:style style:name="T12" style:family="text">
      <style:text-properties fo:color="#dcdcaa" style:font-name="Consolas" fo:font-size="10.5pt" fo:font-weight="normal"/>
    </style:style>
    <style:style style:name="T13" style:family="text">
      <style:text-properties fo:color="#b5cea8" style:font-name="Consolas" fo:font-size="10.5pt" fo:font-weight="normal"/>
    </style:style>
    <style:style style:name="T14" style:family="text">
      <style:text-properties fo:color="#ce9178"/>
    </style:style>
    <style:style style:name="T15" style:family="text">
      <style:text-properties fo:color="#ce9178" style:font-name="Consolas" fo:font-size="10.5pt" fo:font-weight="normal"/>
    </style:style>
    <style:style style:name="T16" style:family="text">
      <style:text-properties fo:color="#d7ba7d" style:font-name="Consolas" fo:font-size="10.5pt" fo:font-weight="normal"/>
    </style:style>
    <style:style style:name="T17" style:family="text">
      <style:text-properties fo:color="#c586c0" style:font-name="Consolas" fo:font-size="10.5pt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Ejercicios</text:h>
      <text:list xml:id="list4052159794" text:style-name="WWNum3">
        <text:list-item>
          <text:p text:style-name="P13">Escriba un programa que cada vez que se ejecute muestre un valor entre 1 y 6, al azar.</text:p>
          <text:p text:style-name="P6"><text:span text:style-name="T5">&lt;</text:span><text:span text:style-name="T8">html</text:span><text:span text:style-name="T5">&gt;</text:span></text:p>
        </text:list-item>
      </text:list>
      <text:p text:style-name="P1"><text:span text:style-name="T4">&lt;</text:span><text:span text:style-name="T7">head</text:span><text:span text:style-name="T4">&gt;</text:span></text:p>
      <text:p text:style-name="P2">    <text:span text:style-name="T6">&lt;</text:span><text:span text:style-name="T9">TITLE</text:span><text:span text:style-name="T6">&gt;</text:span><text:span text:style-name="T10">EJERCICIO1</text:span><text:span text:style-name="T6">&lt;/</text:span><text:span text:style-name="T9">TITLE</text:span><text:span text:style-name="T6">&gt;</text:span></text:p>
      <text:p text:style-name="P3"/>
      <text:p text:style-name="P1"><text:span text:style-name="T4">&lt;/</text:span><text:span text:style-name="T7">head</text:span><text:span text:style-name="T4">&gt;</text:span></text:p>
      <text:p text:style-name="P1"><text:span text:style-name="T4">&lt;</text:span><text:span text:style-name="T7">body</text:span><text:span text:style-name="T4">&gt;</text:span></text:p>
      <text:p text:style-name="P2">    <text:span text:style-name="T9">&lt;?php</text:span></text:p>
      <text:p text:style-name="P2">        <text:span text:style-name="T11">$x</text:span><text:span text:style-name="T10">=</text:span><text:span text:style-name="T12">rand</text:span><text:span text:style-name="T10"> (</text:span><text:span text:style-name="T13">1</text:span><text:span text:style-name="T10">,</text:span><text:span text:style-name="T13">6</text:span><text:span text:style-name="T10">);</text:span></text:p>
      <text:p text:style-name="P2">        <text:span text:style-name="T12">print</text:span><text:span text:style-name="T10"> </text:span><text:span text:style-name="T15">"&lt;p&gt;el numero es </text:span><text:span text:style-name="T11">$x</text:span><text:span text:style-name="T15">&lt;p&gt;"</text:span><text:span text:style-name="T10">;</text:span></text:p>
      <text:p text:style-name="P2">    <text:span text:style-name="T9">?&gt;</text:span></text:p>
      <text:p text:style-name="P1"><text:span text:style-name="T4">&lt;/</text:span><text:span text:style-name="T7">body</text:span><text:span text:style-name="T4">&gt;</text:span></text:p>
      <text:p text:style-name="P1"><text:span text:style-name="T4">&lt;/</text:span><text:span text:style-name="T7">html</text:span><text:span text:style-name="T4">&gt;</text:span></text:p>
      <text:list xml:id="list142507828459288" text:continue-numbering="true" text:style-name="WWNum3">
        <text:list-header>
          <text:p text:style-name="P13"/>
        </text:list-header>
        <text:list-item>
          <text:p text:style-name="P12"><text:span text:style-name="T1">Escriba un programa que cada vez que se ejecute muestre un código de color RGB elegido al azar. Un código de color puede tener el formato rgb(</text:span><text:span text:style-name="T2">rojo</text:span><text:span text:style-name="T1">, verde, azul), donde rojo, verde y azul son números enteros entre 0 y 255.</text:span></text:p>
          <text:p text:style-name="P6"><text:span text:style-name="T5">&lt;</text:span><text:span text:style-name="T8">html</text:span><text:span text:style-name="T5">&gt;</text:span></text:p>
        </text:list-item>
      </text:list>
      <text:p text:style-name="P1"><text:span text:style-name="T4">&lt;</text:span><text:span text:style-name="T7">head</text:span><text:span text:style-name="T4">&gt;</text:span></text:p>
      <text:p text:style-name="P2">    <text:span text:style-name="T6">&lt;</text:span><text:span text:style-name="T9">TITLE</text:span><text:span text:style-name="T6">&gt;</text:span><text:span text:style-name="T10">EJERCICIO1</text:span><text:span text:style-name="T6">&lt;/</text:span><text:span text:style-name="T9">TITLE</text:span><text:span text:style-name="T6">&gt;</text:span></text:p>
      <text:p text:style-name="P3"/>
      <text:p text:style-name="P1"><text:span text:style-name="T4">&lt;/</text:span><text:span text:style-name="T7">head</text:span><text:span text:style-name="T4">&gt;</text:span></text:p>
      <text:p text:style-name="P1"><text:span text:style-name="T4">&lt;</text:span><text:span text:style-name="T7">body</text:span><text:span text:style-name="T4">&gt;</text:span></text:p>
      <text:p text:style-name="P2">    <text:span text:style-name="T9">&lt;?php</text:span></text:p>
      <text:p text:style-name="P2">        <text:span text:style-name="T11">$r</text:span><text:span text:style-name="T10">=</text:span><text:span text:style-name="T12">rand</text:span><text:span text:style-name="T10"> (</text:span><text:span text:style-name="T13">0</text:span><text:span text:style-name="T10">,</text:span><text:span text:style-name="T13">255</text:span><text:span text:style-name="T10">);</text:span></text:p>
      <text:p text:style-name="P2">        <text:span text:style-name="T11">$a</text:span><text:span text:style-name="T10">=</text:span><text:span text:style-name="T12">rand</text:span><text:span text:style-name="T10"> (</text:span><text:span text:style-name="T13">0</text:span><text:span text:style-name="T10">,</text:span><text:span text:style-name="T13">255</text:span><text:span text:style-name="T10">);</text:span></text:p>
      <text:p text:style-name="P2">        <text:span text:style-name="T11">$v</text:span><text:span text:style-name="T10">=</text:span><text:span text:style-name="T12">rand</text:span><text:span text:style-name="T10"> (</text:span><text:span text:style-name="T13">0</text:span><text:span text:style-name="T10">,</text:span><text:span text:style-name="T13">255</text:span><text:span text:style-name="T10">);</text:span></text:p>
      <text:p text:style-name="P2">        </text:p>
      <text:p text:style-name="P4"><text:line-break/></text:p>
      <text:p text:style-name="P2">        <text:span text:style-name="T12">print</text:span><text:span text:style-name="T10"> </text:span><text:span text:style-name="T15">"&lt;p style='color: rgb(</text:span><text:span text:style-name="T11">$r</text:span><text:span text:style-name="T15">, </text:span><text:span text:style-name="T11">$v</text:span><text:span text:style-name="T15">, </text:span><text:span text:style-name="T11">$a</text:span><text:span text:style-name="T15">);'&gt;hola&lt;/p&gt;"</text:span><text:span text:style-name="T10">;</text:span></text:p>
      <text:p text:style-name="P2">    <text:span text:style-name="T9">?&gt;</text:span></text:p>
      <text:p text:style-name="P1"><text:span text:style-name="T4">&lt;/</text:span><text:span text:style-name="T7">body</text:span><text:span text:style-name="T4">&gt;</text:span></text:p>
      <text:p text:style-name="P1"><text:span text:style-name="T4">&lt;/</text:span><text:span text:style-name="T7">html</text:span><text:span text:style-name="T4">&gt;</text:span></text:p>
      <text:list xml:id="list142506677158251" text:continue-numbering="true" text:style-name="WWNum3">
        <text:list-header>
          <text:p text:style-name="P13"/>
        </text:list-header>
        <text:list-item>
          <text:p text:style-name="P12"><text:span text:style-name="T1">Escriba un programa que cada vez que se ejecute muestre un emoticono elegido al azar entre los caracteres Unicode 128512 y 128586. Puede consultar la </text:span><text:a xlink:type="simple" xlink:href="https://www.mclibre.org/consultar/htmlcss/html/html-unicode-dibujos.html#emoticonos" text:style-name="ListLabel_20_13" text:visited-style-name="ListLabel_20_13"><text:span text:style-name="Internet_20_link"><text:span text:style-name="T3">lista de emoticonos</text:span></text:span></text:a><text:span text:style-name="T1">.</text:span></text:p>
          <text:p text:style-name="P6"><text:span text:style-name="T5">&lt;</text:span><text:span text:style-name="T8">html</text:span><text:span text:style-name="T5">&gt;</text:span></text:p>
        </text:list-item>
      </text:list>
      <text:p text:style-name="P1"><text:span text:style-name="T4">&lt;</text:span><text:span text:style-name="T7">head</text:span><text:span text:style-name="T4">&gt;</text:span></text:p>
      <text:p text:style-name="P2">    <text:span text:style-name="T6">&lt;</text:span><text:span text:style-name="T9">TITLE</text:span><text:span text:style-name="T6">&gt;</text:span><text:span text:style-name="T10">EJERCICIO1</text:span><text:span text:style-name="T6">&lt;/</text:span><text:span text:style-name="T9">TITLE</text:span><text:span text:style-name="T6">&gt;</text:span></text:p>
      <text:p text:style-name="P3"/>
      <text:p text:style-name="P1"><text:span text:style-name="T4">&lt;/</text:span><text:span text:style-name="T7">head</text:span><text:span text:style-name="T4">&gt;</text:span></text:p>
      <text:p text:style-name="P1"><text:span text:style-name="T4">&lt;</text:span><text:span text:style-name="T7">body</text:span><text:span text:style-name="T4">&gt;</text:span></text:p>
      <text:p text:style-name="P2"><text:soft-page-break/>    <text:span text:style-name="T9">&lt;?php</text:span></text:p>
      <text:p text:style-name="P2">        <text:span text:style-name="T11">$emote</text:span><text:span text:style-name="T10">=</text:span><text:span text:style-name="T12">rand</text:span><text:span text:style-name="T10"> (</text:span><text:span text:style-name="T13">128512</text:span><text:span text:style-name="T10">,</text:span><text:span text:style-name="T13">128586</text:span><text:span text:style-name="T10">);</text:span></text:p>
      <text:p text:style-name="P2">        </text:p>
      <text:p text:style-name="P4"><text:line-break/></text:p>
      <text:p text:style-name="P2">        <text:span text:style-name="T12">print</text:span><text:span text:style-name="T10"> </text:span><text:span text:style-name="T15">"&lt;p&gt;&amp;#</text:span><text:span text:style-name="T11">$emote</text:span><text:span text:style-name="T15">&lt;/p&gt;"</text:span><text:span text:style-name="T10">;</text:span></text:p>
      <text:p text:style-name="P2">    <text:span text:style-name="T9">?&gt;</text:span></text:p>
      <text:p text:style-name="P1"><text:span text:style-name="T4">&lt;/</text:span><text:span text:style-name="T7">body</text:span><text:span text:style-name="T4">&gt;</text:span></text:p>
      <text:p text:style-name="P1"><text:span text:style-name="T4">&lt;/</text:span><text:span text:style-name="T7">html</text:span><text:span text:style-name="T4">&gt;</text:span></text:p>
      <text:list xml:id="list142507163875418" text:continue-numbering="true" text:style-name="WWNum3">
        <text:list-header>
          <text:p text:style-name="P13"/>
        </text:list-header>
        <text:list-item>
          <text:p text:style-name="P13">Escriba un programa que cada vez que se ejecute muestre un círculo de 50px de radio y de un color elegido al azar.</text:p>
          <text:p text:style-name="P6"><text:span text:style-name="T5">&lt;</text:span><text:span text:style-name="T8">html</text:span><text:span text:style-name="T5">&gt;</text:span></text:p>
        </text:list-item>
      </text:list>
      <text:p text:style-name="P1"><text:span text:style-name="T4">&lt;</text:span><text:span text:style-name="T7">head</text:span><text:span text:style-name="T4">&gt;</text:span></text:p>
      <text:p text:style-name="P2">    <text:span text:style-name="T6">&lt;</text:span><text:span text:style-name="T9">TITLE</text:span><text:span text:style-name="T6">&gt;</text:span><text:span text:style-name="T10">EJERCICIO1</text:span><text:span text:style-name="T6">&lt;/</text:span><text:span text:style-name="T9">TITLE</text:span><text:span text:style-name="T6">&gt;</text:span></text:p>
      <text:p text:style-name="P3"/>
      <text:p text:style-name="P1"><text:span text:style-name="T4">&lt;/</text:span><text:span text:style-name="T7">head</text:span><text:span text:style-name="T4">&gt;</text:span></text:p>
      <text:p text:style-name="P1"><text:span text:style-name="T4">&lt;</text:span><text:span text:style-name="T7">body</text:span><text:span text:style-name="T4">&gt;</text:span></text:p>
      <text:p text:style-name="P2">    <text:span text:style-name="T9">&lt;?php</text:span></text:p>
      <text:p text:style-name="P2">        <text:span text:style-name="T11">$x</text:span><text:span text:style-name="T10">=</text:span><text:span text:style-name="T13">50</text:span><text:span text:style-name="T10">;</text:span></text:p>
      <text:p text:style-name="P2">        <text:span text:style-name="T11">$y</text:span><text:span text:style-name="T10">=</text:span><text:span text:style-name="T13">50</text:span><text:span text:style-name="T10">;</text:span></text:p>
      <text:p text:style-name="P2">        </text:p>
      <text:p text:style-name="P3"/>
      <text:p text:style-name="P2">        <text:span text:style-name="T11">$r</text:span><text:span text:style-name="T10">=</text:span><text:span text:style-name="T12">rand</text:span><text:span text:style-name="T10"> (</text:span><text:span text:style-name="T13">0</text:span><text:span text:style-name="T10">,</text:span><text:span text:style-name="T13">255</text:span><text:span text:style-name="T10">);</text:span></text:p>
      <text:p text:style-name="P2">        <text:span text:style-name="T11">$a</text:span><text:span text:style-name="T10">=</text:span><text:span text:style-name="T12">rand</text:span><text:span text:style-name="T10"> (</text:span><text:span text:style-name="T13">0</text:span><text:span text:style-name="T10">,</text:span><text:span text:style-name="T13">255</text:span><text:span text:style-name="T10">);</text:span></text:p>
      <text:p text:style-name="P2">        <text:span text:style-name="T11">$v</text:span><text:span text:style-name="T10">=</text:span><text:span text:style-name="T12">rand</text:span><text:span text:style-name="T10"> (</text:span><text:span text:style-name="T13">0</text:span><text:span text:style-name="T10">,</text:span><text:span text:style-name="T13">255</text:span><text:span text:style-name="T10">);</text:span></text:p>
      <text:p text:style-name="P2">        <text:span text:style-name="T12">print</text:span><text:span text:style-name="T10"> </text:span><text:span text:style-name="T15">"&lt;p style='color: rgb(</text:span><text:span text:style-name="T11">$r</text:span><text:span text:style-name="T15">, </text:span><text:span text:style-name="T11">$v</text:span><text:span text:style-name="T15">, </text:span><text:span text:style-name="T11">$a</text:span><text:span text:style-name="T15">);'&gt;&lt;/p&gt;"</text:span><text:span text:style-name="T10">;</text:span></text:p>
      <text:p text:style-name="P5"/>
      <text:p text:style-name="P2">       <text:span text:style-name="T12">print</text:span><text:span text:style-name="T10"> </text:span><text:span text:style-name="T15">"&lt;svg height='100' width='100'&gt;</text:span></text:p>
      <text:p text:style-name="P2"><text:span text:style-name="T14">        </text:span><text:span text:style-name="T15">&lt;circle cx='50' cy='50' r='40' stroke='black' stroke-width='3' fill=</text:span><text:span text:style-name="T16">\"</text:span><text:span text:style-name="T15">rgb(</text:span><text:span text:style-name="T11">$r</text:span><text:span text:style-name="T15">,</text:span><text:span text:style-name="T11">$v</text:span><text:span text:style-name="T15">,</text:span><text:span text:style-name="T11">$a</text:span><text:span text:style-name="T15">)</text:span><text:span text:style-name="T16">\"</text:span><text:span text:style-name="T15"> /&gt; </text:span></text:p>
      <text:p text:style-name="P2"><text:span text:style-name="T14">      </text:span><text:span text:style-name="T15">&lt;/svg&gt; "</text:span><text:span text:style-name="T10">;</text:span></text:p>
      <text:p text:style-name="P2">    <text:span text:style-name="T9">?&gt;</text:span></text:p>
      <text:p text:style-name="P2">    </text:p>
      <text:p text:style-name="P1"><text:span text:style-name="T4">&lt;/</text:span><text:span text:style-name="T7">body</text:span><text:span text:style-name="T4">&gt;</text:span></text:p>
      <text:p text:style-name="P1"><text:span text:style-name="T4">&lt;/</text:span><text:span text:style-name="T7">html</text:span><text:span text:style-name="T4">&gt;</text:span></text:p>
      <text:list xml:id="list142507809002999" text:continue-numbering="true" text:style-name="WWNum3">
        <text:list-header>
          <text:p text:style-name="P13"/>
        </text:list-header>
        <text:list-item>
          <text:p text:style-name="P13">Escriba un programa que cada vez que se ejecute muestre tres carta entre 1 y 10, al azar, e indique el valor más alto.</text:p>
          <text:p text:style-name="P6"><text:span text:style-name="T4">&lt;</text:span><text:span text:style-name="T7">html</text:span><text:span text:style-name="T4">&gt;</text:span></text:p>
        </text:list-item>
      </text:list>
      <text:p text:style-name="P1"><text:span text:style-name="T4">&lt;</text:span><text:span text:style-name="T7">head</text:span><text:span text:style-name="T4">&gt;</text:span></text:p>
      <text:p text:style-name="P2">    <text:span text:style-name="T6">&lt;</text:span><text:span text:style-name="T9">TITLE</text:span><text:span text:style-name="T6">&gt;</text:span><text:span text:style-name="T10">EJERCICIO1</text:span><text:span text:style-name="T6">&lt;/</text:span><text:span text:style-name="T9">TITLE</text:span><text:span text:style-name="T6">&gt;</text:span></text:p>
      <text:p text:style-name="P3"/>
      <text:p text:style-name="P1"><text:span text:style-name="T4">&lt;/</text:span><text:span text:style-name="T7">head</text:span><text:span text:style-name="T4">&gt;</text:span></text:p>
      <text:p text:style-name="P1"><text:soft-page-break/><text:span text:style-name="T4">&lt;</text:span><text:span text:style-name="T7">body</text:span><text:span text:style-name="T4">&gt;</text:span></text:p>
      <text:p text:style-name="P2">    <text:span text:style-name="T10">&lt;</text:span></text:p>
      <text:p text:style-name="P2">    <text:span text:style-name="T9">&lt;?php</text:span></text:p>
      <text:p text:style-name="P2">        <text:span text:style-name="T11">$carta1</text:span><text:span text:style-name="T10">=</text:span><text:span text:style-name="T12">rand</text:span><text:span text:style-name="T10"> (</text:span><text:span text:style-name="T13">1</text:span><text:span text:style-name="T10">,</text:span><text:span text:style-name="T13">10</text:span><text:span text:style-name="T10">);</text:span></text:p>
      <text:p text:style-name="P2">        <text:span text:style-name="T11">$carta2</text:span><text:span text:style-name="T10">=</text:span><text:span text:style-name="T12">rand</text:span><text:span text:style-name="T10"> (</text:span><text:span text:style-name="T13">1</text:span><text:span text:style-name="T10">,</text:span><text:span text:style-name="T13">10</text:span><text:span text:style-name="T10">);</text:span></text:p>
      <text:p text:style-name="P2">        <text:span text:style-name="T11">$carta3</text:span><text:span text:style-name="T10">=</text:span><text:span text:style-name="T12">rand</text:span><text:span text:style-name="T10"> (</text:span><text:span text:style-name="T13">1</text:span><text:span text:style-name="T10">,</text:span><text:span text:style-name="T13">10</text:span><text:span text:style-name="T10">);</text:span></text:p>
      <text:p text:style-name="P5"/>
      <text:p text:style-name="P2">        <text:span text:style-name="T17">if</text:span><text:span text:style-name="T10"> (</text:span><text:span text:style-name="T11">$carta1</text:span><text:span text:style-name="T10"> &gt; </text:span><text:span text:style-name="T11">$carta2</text:span><text:span text:style-name="T10"> and </text:span><text:span text:style-name="T11">$carta1</text:span><text:span text:style-name="T10"> &gt; </text:span><text:span text:style-name="T11">$carta3</text:span><text:span text:style-name="T10">){</text:span></text:p>
      <text:p text:style-name="P2">            <text:span text:style-name="T12">echo</text:span><text:span text:style-name="T10"> </text:span><text:span text:style-name="T15">"&lt;p&gt;la carta mas alta es la primera carta&lt;/p&gt;"</text:span><text:span text:style-name="T10">;</text:span></text:p>
      <text:p text:style-name="P2">        <text:span text:style-name="T10">}</text:span></text:p>
      <text:p text:style-name="P2">        <text:span text:style-name="T17">elseif</text:span><text:span text:style-name="T10"> (</text:span><text:span text:style-name="T11">$carta2</text:span><text:span text:style-name="T10"> &gt; </text:span><text:span text:style-name="T11">$carta1</text:span><text:span text:style-name="T10"> and </text:span><text:span text:style-name="T11">$carta2</text:span><text:span text:style-name="T10"> &gt;</text:span><text:span text:style-name="T11">$carta3</text:span><text:span text:style-name="T10">){</text:span></text:p>
      <text:p text:style-name="P2">            <text:span text:style-name="T12">echo</text:span><text:span text:style-name="T10"> </text:span><text:span text:style-name="T15">"&lt;p&gt;la carta mas alta es la segunda&lt;/p&gt;"</text:span><text:span text:style-name="T10">;</text:span></text:p>
      <text:p text:style-name="P2">        <text:span text:style-name="T10">}</text:span></text:p>
      <text:p text:style-name="P2">        <text:span text:style-name="T17">else</text:span><text:span text:style-name="T10"> {</text:span></text:p>
      <text:p text:style-name="P2">            <text:span text:style-name="T12">echo</text:span><text:span text:style-name="T10"> </text:span><text:span text:style-name="T15">"&lt;p&gt;la carta mas alta es la tercera&lt;/p&gt;"</text:span><text:span text:style-name="T10">;</text:span></text:p>
      <text:p text:style-name="P2">        <text:span text:style-name="T10">}</text:span></text:p>
      <text:p text:style-name="P2">        <text:span text:style-name="T12">print</text:span><text:span text:style-name="T10"> </text:span><text:span text:style-name="T15">"&lt;img src=</text:span><text:span text:style-name="T16">\"</text:span><text:span text:style-name="T15">img\cartas\c</text:span><text:span text:style-name="T11">$carta1</text:span><text:span text:style-name="T15">.svg</text:span><text:span text:style-name="T16">\"</text:span><text:span text:style-name="T15">&gt;"</text:span><text:span text:style-name="T10">;</text:span></text:p>
      <text:p text:style-name="P2">        <text:span text:style-name="T12">print</text:span><text:span text:style-name="T10"> </text:span><text:span text:style-name="T15">"&lt;img src=</text:span><text:span text:style-name="T16">\"</text:span><text:span text:style-name="T15">img\cartas\c</text:span><text:span text:style-name="T11">$carta2</text:span><text:span text:style-name="T15">.svg</text:span><text:span text:style-name="T16">\"</text:span><text:span text:style-name="T15">&gt;"</text:span><text:span text:style-name="T10">;</text:span></text:p>
      <text:p text:style-name="P2">        <text:span text:style-name="T12">print</text:span><text:span text:style-name="T10"> </text:span><text:span text:style-name="T15">"&lt;img src=</text:span><text:span text:style-name="T16">\"</text:span><text:span text:style-name="T15">img\cartas\c</text:span><text:span text:style-name="T11">$carta3</text:span><text:span text:style-name="T15">.svg</text:span><text:span text:style-name="T16">\"</text:span><text:span text:style-name="T15">&gt;"</text:span><text:span text:style-name="T10">;</text:span></text:p>
      <text:p text:style-name="P3"/>
      <text:p text:style-name="P2">   </text:p>
      <text:p text:style-name="P2">    <text:span text:style-name="T9">?&gt;</text:span></text:p>
      <text:p text:style-name="P1"><text:span text:style-name="T4">&lt;/</text:span><text:span text:style-name="T7">body</text:span><text:span text:style-name="T4">&gt;</text:span></text:p>
      <text:p text:style-name="P1"><text:span text:style-name="T4">&lt;/</text:span><text:span text:style-name="T7">html</text:span><text:span text:style-name="T4">&gt;</text:span> </text:p>
      <text:list xml:id="list142506131460003" text:continue-numbering="true" text:style-name="WWNum3">
        <text:list-header>
          <text:p text:style-name="P13"/>
        </text:list-header>
        <text:list-item>
          <text:p text:style-name="P13">Escriba un programa que cada vez que se ejecute muestre dos tiradas de dados entre 1 y 6, al azar, e indique el resultado total.</text:p>
        </text:list-item>
      </text:list>
      <text:p text:style-name="P17"/>
      <text:p text:style-name="P11"><text:span text:style-name="T4">&lt;</text:span><text:span text:style-name="T7">html</text:span><text:span text:style-name="T4">&gt;</text:span></text:p>
      <text:p text:style-name="P1"><text:span text:style-name="T4">&lt;</text:span><text:span text:style-name="T7">head</text:span><text:span text:style-name="T4">&gt;</text:span></text:p>
      <text:p text:style-name="P2">    <text:span text:style-name="T6">&lt;</text:span><text:span text:style-name="T9">TITLE</text:span><text:span text:style-name="T6">&gt;</text:span><text:span text:style-name="T10">EJERCICIO1</text:span><text:span text:style-name="T6">&lt;/</text:span><text:span text:style-name="T9">TITLE</text:span><text:span text:style-name="T6">&gt;</text:span></text:p>
      <text:p text:style-name="P3"/>
      <text:p text:style-name="P1"><text:span text:style-name="T4">&lt;/</text:span><text:span text:style-name="T7">head</text:span><text:span text:style-name="T4">&gt;</text:span></text:p>
      <text:p text:style-name="P1"><text:span text:style-name="T4">&lt;</text:span><text:span text:style-name="T7">body</text:span><text:span text:style-name="T4">&gt;</text:span></text:p>
      <text:p text:style-name="P2">    <text:span text:style-name="T10">&lt;</text:span></text:p>
      <text:p text:style-name="P2">    <text:span text:style-name="T9">&lt;?php</text:span></text:p>
      <text:p text:style-name="P2">        <text:span text:style-name="T11">$dado1</text:span><text:span text:style-name="T10">=</text:span><text:span text:style-name="T12">rand</text:span><text:span text:style-name="T10"> (</text:span><text:span text:style-name="T13">1</text:span><text:span text:style-name="T10">,</text:span><text:span text:style-name="T13">6</text:span><text:span text:style-name="T10">);</text:span></text:p>
      <text:p text:style-name="P2">        <text:span text:style-name="T11">$dado2</text:span><text:span text:style-name="T10">=</text:span><text:span text:style-name="T12">rand</text:span><text:span text:style-name="T10"> (</text:span><text:span text:style-name="T13">1</text:span><text:span text:style-name="T10">,</text:span><text:span text:style-name="T13">6</text:span><text:span text:style-name="T10">);</text:span></text:p>
      <text:p text:style-name="P2">        <text:span text:style-name="T11">$suma</text:span><text:span text:style-name="T10">= (</text:span><text:span text:style-name="T11">$dado1</text:span><text:span text:style-name="T10"> + </text:span><text:span text:style-name="T11">$dado2</text:span><text:span text:style-name="T10">);</text:span></text:p>
      <text:p text:style-name="P3"/>
      <text:p text:style-name="P2">              </text:p>
      <text:p text:style-name="P2">        </text:p>
      <text:p text:style-name="P2">       </text:p>
      <text:p text:style-name="P2">        <text:span text:style-name="T12">print</text:span><text:span text:style-name="T10"> </text:span><text:span text:style-name="T15">"&lt;img src=</text:span><text:span text:style-name="T16">\"</text:span><text:span text:style-name="T15">img\dados\d</text:span><text:span text:style-name="T11">$dado1</text:span><text:span text:style-name="T15">.svg</text:span><text:span text:style-name="T16">\"</text:span><text:span text:style-name="T15">&gt;"</text:span><text:span text:style-name="T10">;</text:span></text:p>
      <text:p text:style-name="P2">        <text:span text:style-name="T12">print</text:span><text:span text:style-name="T10"> </text:span><text:span text:style-name="T15">"&lt;img src=</text:span><text:span text:style-name="T16">\"</text:span><text:span text:style-name="T15">img\dados\d</text:span><text:span text:style-name="T11">$dado2</text:span><text:span text:style-name="T15">.svg</text:span><text:span text:style-name="T16">\"</text:span><text:span text:style-name="T15">&gt;"</text:span><text:span text:style-name="T10">;</text:span></text:p>
      <text:p text:style-name="P2">        <text:span text:style-name="T12">print</text:span><text:span text:style-name="T10"> </text:span><text:span text:style-name="T15">"&lt;p&gt;</text:span><text:span text:style-name="T11">$suma</text:span><text:span text:style-name="T15">&lt;/p&gt;"</text:span><text:span text:style-name="T10">;</text:span></text:p>
      <text:p text:style-name="P2"><text:soft-page-break/>    <text:span text:style-name="T9">?&gt;</text:span></text:p>
      <text:p text:style-name="P1"><text:span text:style-name="T4">&lt;/</text:span><text:span text:style-name="T7">body</text:span><text:span text:style-name="T4">&gt;</text:span></text:p>
      <text:p text:style-name="P1"><text:span text:style-name="T4">&lt;/</text:span><text:span text:style-name="T7">html</text:span><text:span text:style-name="T4">&gt;</text:span> </text:p>
      <text:p text:style-name="P17"/>
      <text:list xml:id="list142506340141606" text:continue-numbering="true" text:style-name="WWNum3">
        <text:list-item>
          <text:p text:style-name="P14">Escriba un programa que cada vez que se ejecute muestre la tirada de dos jugadores que tiran cada uno tres dados al azar y diga quién ha ganado.</text:p>
        </text:list-item>
      </text:list>
      <text:p text:style-name="P15">En este juego, gana el jugador que:</text:p>
      <text:list xml:id="list3915567410" text:style-name="WWNum5">
        <text:list-item>
          <text:list>
            <text:list-item>
              <text:p text:style-name="P16">ha obtenido un trío de dados iguales de mayor valor, si los dos han obtenido tríos distintos</text:p>
            </text:list-item>
            <text:list-item>
              <text:p text:style-name="P16">ha obtenido un trío de dados iguales, si el otro jugador no ha obtenido trío</text:p>
            </text:list-item>
            <text:list-item>
              <text:p text:style-name="P16">ha obtenido una pareja de dados iguales de mayor valor, si los dos han obtenido parejas distintas</text:p>
            </text:list-item>
            <text:list-item>
              <text:p text:style-name="P16">ha obtenido una puntuación total mayor, si los dos han obtenido la misma pareja</text:p>
            </text:list-item>
            <text:list-item>
              <text:p text:style-name="P16">ha obtenido una pareja de dados iguales, si el otro jugador no ha obtenido pareja</text:p>
            </text:list-item>
            <text:list-item>
              <text:p text:style-name="P16">ha obtenido la mayor puntuación total, si ningún jugador ha obtenido pareja</text:p>
            </text:list-item>
            <text:list-item>
              <text:p text:style-name="P16">Si no gana ningún jugador, lógicamente se habrá producido un empate.</text:p>
            </text:list-item>
          </text:list>
        </text:list-item>
      </text:list>
      <text:list xml:id="list142506748885160" text:continue-list="list142506340141606" text:style-name="WWNum3">
        <text:list-item>
          <text:p text:style-name="P13">Escriba un programa que dibuje entre 1 y 10 círculos de colores (al azar) en una fila de tabla.</text:p>
        </text:list-item>
        <text:list-item>
          <text:p text:style-name="P13">Escriba un programa que cada vez que se ejecute muestre la tirada de entre 1 y 10 dados al azar y diga el total de puntos obtenidos.</text:p>
        </text:list-item>
        <text:list-item>
          <text:p text:style-name="P13">Escriba un programa que cada vez que se ejecute muestre la tirada de entre 1 y 10 dados al azar y diga el valor máximo obtenido.</text:p>
        </text:list-item>
        <text:list-item>
          <text:p text:style-name="P13">Escriba un programa que cada vez que se ejecute muestre la tirada de entre 1 y 10 dados al azar y diga el número de valores pares e impares obtenidos.</text:p>
        </text:list-item>
        <text:list-item>
          <text:p text:style-name="P13"><text:bookmark-start text:name="_GoBack"/>Escriba un programa que muestre un animal al azar.<text:bookmark-end text:name="_GoBack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family-generic="roman" style:font-pitch="variable" style:font-charset="x-symbol"/>
    <style:font-face style:name="Consolas" svg:font-family="Consolas, 'Courier New', monospace"/>
    <style:font-face style:name="Mangal1" svg:font-family="Mangal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SimSun" style:font-family-asian="SimSun" style:font-family-generic-asian="system" style:font-pitch-asian="variable" style:font-size-asian="16pt" style:font-name-complex="Mangal" style:font-family-complex="Mangal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3" style:display-name="ListLabel 13" style:family="text">
      <style:text-properties style:font-name="Arial" fo:font-family="Arial" style:font-family-generic="roman" style:font-pitch="variable" fo:background-color="#ffffff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20-10-08T14:25:05.759000000</dc:date>
    <meta:editing-duration>PT1H37M37S</meta:editing-duration>
    <meta:editing-cycles>2</meta:editing-cycles>
    <meta:document-statistic meta:table-count="0" meta:image-count="0" meta:object-count="0" meta:page-count="4" meta:paragraph-count="125" meta:word-count="609" meta:character-count="4121" meta:non-whitespace-character-count="3188"/>
  </office:meta>
</office:document-meta>
</file>